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8.015cm"/>
    </style:style>
    <style:style style:name="co2" style:family="table-column">
      <style:table-column-properties fo:break-before="auto" style:column-width="8.931cm"/>
    </style:style>
    <style:style style:name="co3" style:family="table-column">
      <style:table-column-properties fo:break-before="auto" style:column-width="9.35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맑은 고딕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맑은 고딕" fo:font-size="20pt" style:font-size-asian="20pt" style:font-size-complex="20pt"/>
    </style:style>
  </office:automatic-styles>
  <office:body>
    <office:spreadsheet>
      <table:table table:name="시트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javascript</text:p>
          </table:table-cell>
          <table:table-cell table:style-name="ce1" office:value-type="string">
            <text:p>jQuery</text:p>
          </table:table-cell>
          <table:table-cell table:number-columns-repeated="1022"/>
        </table:table-row>
        <table:table-row table:style-name="ro2">
          <table:table-cell office:value-type="string">
            <text:p>document.getElementById(“result”)</text:p>
          </table:table-cell>
          <table:table-cell office:value-type="string">
            <text:p>$(“#result”)</text:p>
          </table:table-cell>
          <table:table-cell table:number-columns-repeated="1022"/>
        </table:table-row>
        <table:table-row table:style-name="ro2">
          <table:table-cell office:value-type="string">
            <text:p>document.getElementByTagName(“div”)</text:p>
          </table:table-cell>
          <table:table-cell office:value-type="string">
            <text:p>$(“div”)</text:p>
          </table:table-cell>
          <table:table-cell table:number-columns-repeated="1022"/>
        </table:table-row>
        <table:table-row table:style-name="ro2">
          <table:table-cell office:value-type="string">
            <text:p>document.getElementByName(“userid”)</text:p>
          </table:table-cell>
          <table:table-cell office:value-type="string">
            <text:p>$(“[name=userid]”)</text:p>
          </table:table-cell>
          <table:table-cell office:value-type="string">
            <text:p>$(“[name=userid]:first”)</text:p>
          </table:table-cell>
          <table:table-cell office:value-type="string">
            <text:p>$(“[name=userid]:eq(0)”)</text:p>
          </table:table-cell>
          <table:table-cell table:number-columns-repeated="1020"/>
        </table:table-row>
        <table:table-row table:style-name="ro2">
          <table:table-cell office:value-type="string">
            <text:p>document.getElementByClassName(“back”)</text:p>
          </table:table-cell>
          <table:table-cell office:value-type="string">
            <text:p>$(“.back”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$(“ &gt; + ~ : ”)</text:p>
          </table:table-cell>
          <table:table-cell table:number-columns-repeated="1022"/>
        </table:table-row>
        <table:table-row table:style-name="ro2">
          <table:table-cell office:value-type="string">
            <text:p>div.innerHTML='good'</text:p>
          </table:table-cell>
          <table:table-cell office:value-type="string">
            <text:p>$(“div”).html(“good”)</text:p>
          </table:table-cell>
          <table:table-cell table:number-columns-repeated="1022"/>
        </table:table-row>
        <table:table-row table:style-name="ro2">
          <table:table-cell office:value-type="string">
            <text:p>innerText</text:p>
          </table:table-cell>
          <table:table-cell office:value-type="string">
            <text:p>text()</text:p>
          </table:table-cell>
          <table:table-cell table:number-columns-repeated="1022"/>
        </table:table-row>
        <table:table-row table:style-name="ro2">
          <table:table-cell office:value-type="string">
            <text:p>input.value='good'</text:p>
          </table:table-cell>
          <table:table-cell office:value-type="string">
            <text:p>$(“input”).val(“good”)</text:p>
          </table:table-cell>
          <table:table-cell table:number-columns-repeated="1022"/>
        </table:table-row>
        <table:table-row table:style-name="ro2">
          <table:table-cell office:value-type="string">
            <text:p>var name = input.value</text:p>
          </table:table-cell>
          <table:table-cell office:value-type="string">
            <text:p>var name=$(“input”).val()</text:p>
          </table:table-cell>
          <table:table-cell table:number-columns-repeated="1022"/>
        </table:table-row>
        <table:table-row table:style-name="ro2">
          <table:table-cell office:value-type="string">
            <text:p>div.style.display='none'</text:p>
          </table:table-cell>
          <table:table-cell office:value-type="string">
            <text:p>$(“div”).css(“display”,'none')</text:p>
          </table:table-cell>
          <table:table-cell table:number-columns-repeated="1022"/>
        </table:table-row>
        <table:table-row table:style-name="ro2">
          <table:table-cell office:value-type="string">
            <text:p>var d = div.style.display</text:p>
          </table:table-cell>
          <table:table-cell office:value-type="string">
            <text:p>var d = $(“div”).css(“display”)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.prop(“”,true)</text:p>
          </table:table-cell>
          <table:table-cell office:value-type="string">
            <text:p>.prop(“”,false)</text:p>
          </table:table-cell>
          <table:table-cell table:number-columns-repeated="1021"/>
        </table:table-row>
        <table:table-row table:style-name="ro2">
          <table:table-cell office:value-type="string">
            <text:p>parent.appendChild(node)</text:p>
          </table:table-cell>
          <table:table-cell office:value-type="string">
            <text:p>$(“parent”).append(node)</text:p>
          </table:table-cell>
          <table:table-cell table:number-columns-repeated="1022"/>
        </table:table-row>
        <table:table-row table:style-name="ro2">
          <table:table-cell office:value-type="string">
            <text:p>document.createElement(“div”)</text:p>
          </table:table-cell>
          <table:table-cell office:value-type="string">
            <text:p>$(“&lt;div&gt;”)</text:p>
          </table:table-cell>
          <table:table-cell table:number-columns-repeated="1022"/>
        </table:table-row>
        <table:table-row table:style-name="ro2">
          <table:table-cell office:value-type="string">
            <text:p>cloneNode(true)</text:p>
          </table:table-cell>
          <table:table-cell office:value-type="string">
            <text:p>.clone()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시트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3">2021-02-23</text:date>, <text:time>12:32:51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21-02-23T10:24:53.26</meta:creation-date>
    <dc:date>2021-02-23T12:32:51.37</dc:date>
    <dc:creator>admin </dc:creator>
    <meta:editing-duration>PT2H7M54S</meta:editing-duration>
    <meta:editing-cycles>13</meta:editing-cycles>
    <meta:generator>OpenOffice/4.1.8$Win32 OpenOffice.org_project/418m3$Build-9803</meta:generator>
    <meta:document-statistic meta:table-count="3" meta:cell-count="33" meta:object-count="0"/>
  </office:meta>
</office:document-meta>
</file>